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1_run_intrinsic_feedback_2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3" table:default-cell-style-name="ce2"/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_run_intrinsic_feedback_2.B2:1_run_intrinsic_feedback_2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46:09.011935665</dc:date>
    <meta:editing-duration>PT2M21S</meta:editing-duration>
    <meta:editing-cycles>1</meta:editing-cycles>
    <meta:document-statistic meta:table-count="1" meta:cell-count="180" meta:object-count="0"/>
    <meta:generator>LibreOffice/5.1.6.2$Linux_X86_64 LibreOffice_project/10m0$Build-2</meta:generator>
  </office:meta>
</office:document-meta>
</file>